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97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251cm" svg:height="12.595cm" svg:x="1.034cm" svg:y="12.535cm">
            <draw:object draw:notify-on-update-of-ranges="Sheet1.E10:Sheet1.E26 Sheet1.F10:Sheet1.F2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5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/>
          <table:table-cell office:value-type="float" office:value="0.9932">
            <text:p>0.9932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4"/>
          <table:table-cell office:value-type="float" office:value="1">
            <text:p>1</text:p>
          </table:table-cell>
          <table:table-cell table:formula="of:=1/((1-0.9932)+(0.9932/[.E10]))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float" office:value="2">
            <text:p>2</text:p>
          </table:table-cell>
          <table:table-cell table:formula="of:=1/((1-0.9932)+(0.9932/[.E11]))" office:value-type="float" office:value="1.98649185538339">
            <text:p>1.9864918554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1]*2" office:value-type="float" office:value="4">
            <text:p>4</text:p>
          </table:table-cell>
          <table:table-cell table:formula="of:=1/((1-0.9932)+(0.9932/[.E12]))" office:value-type="float" office:value="3.92003136025088">
            <text:p>3.9200313603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2]*2" office:value-type="float" office:value="8">
            <text:p>8</text:p>
          </table:table-cell>
          <table:table-cell table:formula="of:=1/((1-0.9932)+(0.9932/[.E13]))" office:value-type="float" office:value="7.63650248186331">
            <text:p>7.6365024819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3]*2" office:value-type="float" office:value="16">
            <text:p>16</text:p>
          </table:table-cell>
          <table:table-cell table:formula="of:=1/((1-0.9932)+(0.9932/[.E14]))" office:value-type="float" office:value="14.519056261343">
            <text:p>14.5190562613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4]*2" office:value-type="float" office:value="32">
            <text:p>32</text:p>
          </table:table-cell>
          <table:table-cell table:formula="of:=1/((1-0.9932)+(0.9932/[.E15]))" office:value-type="float" office:value="26.4288074000661">
            <text:p>26.4288074001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5]*2" office:value-type="float" office:value="64">
            <text:p>64</text:p>
          </table:table-cell>
          <table:table-cell table:formula="of:=1/((1-0.9932)+(0.9932/[.E16]))" office:value-type="float" office:value="44.8053766451976">
            <text:p>44.8053766452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6]*2" office:value-type="float" office:value="128">
            <text:p>128</text:p>
          </table:table-cell>
          <table:table-cell table:formula="of:=1/((1-0.9932)+(0.9932/[.E17]))" office:value-type="float" office:value="68.6842670100884">
            <text:p>68.6842670101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7]*2" office:value-type="float" office:value="256">
            <text:p>256</text:p>
          </table:table-cell>
          <table:table-cell table:formula="of:=1/((1-0.9932)+(0.9932/[.E18]))" office:value-type="float" office:value="93.6356986100958">
            <text:p>93.6356986101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8]*2" office:value-type="float" office:value="512">
            <text:p>512</text:p>
          </table:table-cell>
          <table:table-cell table:formula="of:=1/((1-0.9932)+(0.9932/[.E19]))" office:value-type="float" office:value="114.418521498169">
            <text:p>114.4185214982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19]*2" office:value-type="float" office:value="1024">
            <text:p>1024</text:p>
          </table:table-cell>
          <table:table-cell table:formula="of:=1/((1-0.9932)+(0.9932/[.E20]))" office:value-type="float" office:value="128.701422754011">
            <text:p>128.701422754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20]*2" office:value-type="float" office:value="2048">
            <text:p>2048</text:p>
          </table:table-cell>
          <table:table-cell table:formula="of:=1/((1-0.9932)+(0.9932/[.E21]))" office:value-type="float" office:value="137.269095686213">
            <text:p>137.2690956862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21]*2" office:value-type="float" office:value="4096">
            <text:p>4096</text:p>
          </table:table-cell>
          <table:table-cell table:formula="of:=1/((1-0.9932)+(0.9932/[.E22]))" office:value-type="float" office:value="141.995423975596">
            <text:p>141.9954239756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22]*2" office:value-type="float" office:value="8192">
            <text:p>8192</text:p>
          </table:table-cell>
          <table:table-cell table:formula="of:=1/((1-0.9932)+(0.9932/[.E23]))" office:value-type="float" office:value="144.482775649575">
            <text:p>144.4827756496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23]*2" office:value-type="float" office:value="16384">
            <text:p>16384</text:p>
          </table:table-cell>
          <table:table-cell table:formula="of:=1/((1-0.9932)+(0.9932/[.E24]))" office:value-type="float" office:value="145.759418670445">
            <text:p>145.7594186704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24]*2" office:value-type="float" office:value="32768">
            <text:p>32768</text:p>
          </table:table-cell>
          <table:table-cell table:formula="of:=1/((1-0.9932)+(0.9932/[.E25]))" office:value-type="float" office:value="146.406237992349">
            <text:p>146.4062379923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[.E25]*2" office:value-type="float" office:value="65536">
            <text:p>65536</text:p>
          </table:table-cell>
          <table:table-cell table:formula="of:=1/((1-0.9932)+(0.9932/[.E26]))" office:value-type="float" office:value="146.731805175558">
            <text:p>146.7318051756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Michniak</meta:initial-creator>
    <meta:creation-date>2013-04-11T14:48:33</meta:creation-date>
    <dc:date>2013-04-11T16:35:46</dc:date>
    <dc:creator>Edward Michniak</dc:creator>
    <meta:editing-duration>PT1H1M53S</meta:editing-duration>
    <meta:editing-cycles>1</meta:editing-cycles>
    <meta:document-statistic meta:table-count="1" meta:cell-count="35" meta:object-count="1"/>
    <meta:generator>LibreOffice/3.6$Linux_X86_64 LibreOffice_project/36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0.252cm" svg:height="12.596cm" xlink:href=".." xlink:type="simple" chart:class="chart:line" chart:style-name="ch1">
        <chart:plot-area chart:style-name="ch2" table:cell-range-address="Sheet1.E10:Sheet1.F26" chart:data-source-has-labels="column" svg:x="0.855cm" svg:y="1.139cm" svg:width="18.587cm" svg:height="10.786cm">
          <chartooo:coordinate-region svg:x="1.662cm" svg:y="1.338cm" svg:width="17.315cm" svg:height="9.94cm"/>
          <chart:axis chart:dimension="x" chart:name="primary-x" chart:style-name="ch3" chartooo:axis-type="auto">
            <chartooo:date-scale/>
            <chart:categories table:cell-range-address="Sheet1.E10:Sheet1.E26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F10:Sheet1.F26" chart:class="chart:line">
            <chart:data-point chart:repeated="1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E10:Sheet1.E26</svg:desc>
                </draw:g>
              </table:table-cell>
              <table:table-cell office:value-type="float" office:value="1">
                <text:p>1</text:p>
                <draw:g>
                  <svg:desc>Sheet1.F10:Sheet1.F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98649185538339">
                <text:p>1.9864918553833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92003136025088">
                <text:p>3.9200313602508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7.63650248186331">
                <text:p>7.6365024818633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4.519056261343">
                <text:p>14.5190562613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6.4288074000661">
                <text:p>26.4288074000661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4.8053766451976">
                <text:p>44.805376645197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68.6842670100884">
                <text:p>68.684267010088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3.6356986100958">
                <text:p>93.635698610095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14.418521498169">
                <text:p>114.41852149816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28.701422754011">
                <text:p>128.70142275401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37.269095686213">
                <text:p>137.26909568621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41.995423975596">
                <text:p>141.99542397559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44.482775649575">
                <text:p>144.48277564957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45.759418670445">
                <text:p>145.75941867044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46.406237992349">
                <text:p>146.40623799234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46.731805175558">
                <text:p>146.7318051755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